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8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1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4" style:family="text">
      <style:text-properties fo:font-size="1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17" style:family="text">
      <style:text-properties fo:font-size="18.0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fo:font-family="Arial" style:font-family-asian="Arial" style:font-family-complex="Arial" fo:background-color="#ff0000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#a4c2f4" fo:color="#000000"/>
    </style:style>
    <style:style style:name="T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/>
    </style:style>
  </office:automatic-styles>
  <office:body>
    <office:text>
      <text:p text:style-name="P1"><text:span text:style-name="T1">Curso de Diseño de PCBs - CESE</text:span></text:p>
      <text:p text:style-name="P1"><text:span text:style-name="T1">Hoja de presentación de proyecto</text:span></text:p>
      <text:p text:style-name="P2"><text:span text:style-name="T2"/></text:p>
      <text:p text:style-name="P2"><text:span text:style-name="T3">Nombre corto del proyecto:</text:span><text:span text:style-name="T4"><text:s/></text:span></text:p>
      <text:p text:style-name="P2"><text:span text:style-name="T5">Poncho Osciloscopio para la EDU-CIAA</text:span></text:p>
      <text:p text:style-name="P2"><text:span text:style-name="T6"/></text:p>
      <text:p text:style-name="P2"><text:span text:style-name="T7">Autor:</text:span></text:p>
      <text:p text:style-name="P2"><text:span text:style-name="T8">Nicolás Dassieu Blanchet</text:span></text:p>
      <text:p text:style-name="P2"><text:span text:style-name="T9"/></text:p>
      <text:p text:style-name="P2"><text:span text:style-name="T10">Licencia:</text:span></text:p>
      <text:p text:style-name="P2"><text:span text:style-name="T11">BSD</text:span></text:p>
      <text:p text:style-name="P2"><text:span text:style-name="T12"/></text:p>
      <text:p text:style-name="P2"><text:span text:style-name="T13">Repositorio de trabajo:</text:span></text:p>
      <text:p text:style-name="P2"><text:a xlink:href="https://github.com/brengi/Ponchos.git"><text:span text:style-name="T14">https://github.com/brengi/Ponchos.git</text:span></text:a><text:span text:style-name="T15"/></text:p>
      <text:p text:style-name="P2"><text:span text:style-name="T15"/></text:p>
      <text:p text:style-name="P2"><text:span text:style-name="T16">Rama de trabajo:</text:span></text:p>
      <text:p text:style-name="P2"><text:span text:style-name="T17">ponchoOsciloscopio</text:span></text:p>
      <text:p text:style-name="P2"><text:span text:style-name="T18"/></text:p>
      <text:p text:style-name="P2"><text:span text:style-name="T19">Descripción:</text:span></text:p>
      <text:p text:style-name="P2"><text:span text:style-name="T20">Este circuito implementa un poncho para la EDU-CIAA que le agrega la posibilidad de adquirir un canal de osciloscopio, con escala seleccionable, opción acoplamiento en AC y DC y con cierto nivel de protección sobre las entradas analogicas de la EDU-CIAA.</text:span></text:p>
      <text:p text:style-name="P2"><text:span text:style-name="T21"/></text:p>
      <text:p text:style-name="P2"><text:span text:style-name="T22">Requisitos del profesor:</text:span></text:p>
      <text:p text:style-name="P2"><text:span text:style-name="T23">Colocar los requisitos acordados con el profesor. Por ejemplo funciones mínimas, número de capas, tipo de fabricación, tipo de componentes y tecnología de montaje, circuitos de referencia charlados en clase, etc.</text:span></text:p>
      <text:p text:style-name="P2"><text:span text:style-name="T23">Requisitos comunes a todos: </text:span></text:p>
      <text:list text:style-name="L3">
        <text:list-item>
          <text:p text:style-name="P3"><text:span text:style-name="T23">Utilizar Kicad 4.0.x. </text:span></text:p>
        </text:list-item>
        <text:list-item>
          <text:p text:style-name="P3"><text:span text:style-name="T23">Consolidar toda la documentación en forma organizada dentro del directorio de proyecto de KiCad.</text:span></text:p>
        </text:list-item>
        <text:list-item>
          <text:p text:style-name="P3"><text:span text:style-name="T23">Aplicar una licencia o aclarar el Copyright.</text:span></text:p>
        </text:list-item>
        <text:list-item>
          <text:p text:style-name="P3"><text:span text:style-name="T23">Considerar en cada caso, los aspectos vistos referente a documentación.</text:span></text:p>
        </text:list-item>
        <text:list-item>
          <text:p text:style-name="P3"><text:span text:style-name="T23">Realizar diseño jerárquico salvo en circuitos muy pequeños.</text:span></text:p>
        </text:list-item>
        <text:list-item>
          <text:p text:style-name="P3"><text:span text:style-name="T23">Siempre que sea posible, considerar para los diseños componentes que se consigan en el mercado local.</text:span></text:p>
        </text:list-item>
        <text:list-item>
          <text:p text:style-name="P3"><text:span text:style-name="T23">Se utilizará como proveedor de referencia a Mayer. </text:span></text:p>
        </text:list-item>
        <text:list-item>
          <text:p text:style-name="P3"><text:span text:style-name="T23">Indicar que tipo/calidad de placa se considera para el diseño, intentando siempre que sea posible, seleccionar la de menor costo. </text:span></text:p>
        </text:list-item>
        <text:list-item>
          <text:p text:style-name="P3"><text:span text:style-name="T23">Componentes through hole o SMD??? Si se pueden conseguir aca SMD sino Trough Hole</text:span></text:p>
        </text:list-item>
        <text:list-item>
          <text:p text:style-name="P3"><text:span text:style-name="T23">Dos Layers??? 2</text:span></text:p>
        </text:list-item>
        <text:list-item>
          <text:p text:style-name="P3"><text:span text:style-name="T23">Dispay??? Serie I2C o SPI</text:span></text:p>
        </text:list-item>
        <text:list-item>
          <text:p text:style-name="P3"><text:span text:style-name="T23">Boton selección de escala??? Si por serigrafia que diga escala.</text:span></text:p>
        </text:list-item>
        <text:list-item>
          <text:p text:style-name="P3"><text:span text:style-name="T23">Tamaño Vias, minimas pistas??? Ver especificaiones Mayer</text:span></text:p>
        </text:list-item>
      </text:list>
      <text:p text:style-name="P4"><text:span text:style-name="T24"/></text:p>
      <text:p text:style-name="P4"><text:span text:style-name="T24"/></text:p>
      <text:p text:style-name="P4"><text:span text:style-name="T25">Tareas y Alcance:</text:span></text:p>
      <text:p text:style-name="P4"><text:span text:style-name="T26">Indicar hasta donde se pretende llegar con el diseño y que tareas involucra. Por ejemplo:</text:span></text:p>
      <text:list text:style-name="L5">
        <text:list-item>
          <text:p text:style-name="P5"><text:span text:style-name="T26">Búsqueda de esquemáticos de referencia. (Obligatorio)</text:span></text:p>
        </text:list-item>
        <text:list-item>
          <text:p text:style-name="P5"><text:span text:style-name="T26">Adaptaciones de esquemático. </text:span></text:p>
        </text:list-item>
        <text:list-item>
          <text:p text:style-name="P5"><text:span text:style-name="T26">Ingreso de esquemático a Kicad. (Obligatorio)</text:span></text:p>
        </text:list-item>
        <text:list-item>
          <text:p text:style-name="P5"><text:span text:style-name="T26">Revisión del esquemático por un tercero. (Obligatorio)</text:span></text:p>
        </text:list-item>
        <text:list-item>
          <text:p text:style-name="P5"><text:span text:style-name="T26">Cálculo de presupuesto y proveedores de componentes.<text:s text:c="2"/>(Obligatorio)</text:span></text:p>
        </text:list-item>
        <text:list-item>
          <text:p text:style-name="P5"><text:span text:style-name="T26">Selección de footprints. (Obligatorio)</text:span></text:p>
        </text:list-item>
        <text:list-item>
          <text:p text:style-name="P5"><text:span text:style-name="T26">Ubicación de componentes. </text:span></text:p>
        </text:list-item>
        <text:list-item>
          <text:p text:style-name="P5"><text:span text:style-name="T26">Ruteo. </text:span></text:p>
        </text:list-item>
        <text:list-item>
          <text:p text:style-name="P5"><text:span text:style-name="T27">Generación de Gerbers.<text:s text:c="2"/>(Depende lo acordado)</text:span></text:p>
        </text:list-item>
        <text:list-item>
          <text:p text:style-name="P5"><text:span text:style-name="T27">Fabricación de prototipo. (Depende lo acordado)</text:span></text:p>
        </text:list-item>
        <text:list-item>
          <text:p text:style-name="P5"><text:span text:style-name="T27">Validación funcional. (Depende lo acordado)</text:span></text:p>
        </text:list-item>
      </text:list>
      <text:p text:style-name="P6"><text:span text:style-name="T28"/></text:p>
      <text:p text:style-name="P6"><text:span text:style-name="T28"/></text:p>
      <text:p text:style-name="P6"><text:span text:style-name="T29">Enlaces:</text:span></text:p>
      <text:p text:style-name="P6"><text:span text:style-name="T30">Enlace original del que parte la idea de realizar el osciloscopio:</text:span></text:p>
      <text:p text:style-name="P6"><text:a xlink:href="https://github.com/marvin-sinister/small-scope-electronics"><text:span text:style-name="T31">https://github.com/marvin-sinister/small-scope-electronics</text:span></text:a><text:span text:style-name="T32"/></text:p>
      <text:p text:style-name="P6"><text:span text:style-name="T33">Enlaces con circuitos más completos</text:span></text:p>
      <text:p text:style-name="P6"><text:a xlink:href="http://tomeko.net/miniscope_v2b/"><text:span text:style-name="T34">http://tomeko.net/miniscope_v2b/</text:span></text:a><text:span text:style-name="T35"/></text:p>
      <text:p text:style-name="P6"><text:a xlink:href="http://www.osciprime.com/index.php?p=source"><text:span text:style-name="T36">http://www.osciprime.com/index.php?p=source</text:span></text:a><text:span text:style-name="T37"/></text:p>
      <text:p text:style-name="P6"><text:span text:style-name="T37"/></text:p>
      <text:p text:style-name="P6"><text:span text:style-name="T38">Imágenes:</text:span></text:p>
      <text:p text:style-name="P6"><text:span text:style-name="T39">Colocar imágenes ilustrativas, por ejemplo diseño o estado actual, producto similar o a copiar, etc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